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office:font-face-decls>
  <office:automatic-styles>
    <style:style style:name="Syntax" style:family="table">
      <style:table-properties style:width="6.925in" table:align="margins"/>
    </style:style>
    <style:style style:name="Syntax.A" style:family="table-column">
      <style:table-column-properties style:column-width="1.2493in" style:rel-column-width="1800*"/>
    </style:style>
    <style:style style:name="Syntax.B" style:family="table-column">
      <style:table-column-properties style:column-width="2.9354in" style:rel-column-width="4228*"/>
    </style:style>
    <style:style style:name="Syntax.C" style:family="table-column">
      <style:table-column-properties style:column-width="2.7403in" style:rel-column-width="3947*"/>
    </style:style>
    <style:style style:name="Syntax.A1" style:family="table-cell">
      <style:table-cell-properties style:writing-mode="page"/>
    </style:style>
    <style:style style:name="Syntax.12" style:family="table-row">
      <style:table-row-properties style:min-row-height="0.2236in"/>
    </style:style>
    <style:style style:name="P1" style:family="paragraph" style:parent-style-name="Header">
      <style:paragraph-properties fo:text-align="center" style:justify-single-word="false"/>
      <style:text-properties style:font-name="Arial" fo:font-size="14pt" fo:font-weight="bold" officeooo:rsid="0007cd84" officeooo:paragraph-rsid="0007cd84" style:font-size-asian="14pt" style:font-weight-asian="bold" style:font-size-complex="14pt" style:font-weight-complex="bold"/>
    </style:style>
    <style:style style:name="P2" style:family="paragraph" style:parent-style-name="Standard">
      <style:paragraph-properties fo:line-height="200%" fo:text-align="end" style:justify-single-word="false"/>
      <style:text-properties style:font-name="Times New roman" fo:font-size="16pt" officeooo:rsid="000a5c4d" officeooo:paragraph-rsid="00042b1e" style:font-size-asian="16pt" style:font-size-complex="16pt"/>
    </style:style>
    <style:style style:name="P3" style:family="paragraph" style:parent-style-name="Standard">
      <style:paragraph-properties fo:line-height="200%" fo:text-align="end" style:justify-single-word="false"/>
      <style:text-properties fo:font-size="16pt" officeooo:rsid="00042b1e" officeooo:paragraph-rsid="00042b1e" style:font-size-asian="16pt" style:font-size-complex="16pt"/>
    </style:style>
    <style:style style:name="P4" style:family="paragraph" style:parent-style-name="Standard">
      <style:paragraph-properties fo:line-height="200%" fo:text-align="end" style:justify-single-word="false"/>
      <style:text-properties style:font-name="Arial1" officeooo:paragraph-rsid="00042b1e"/>
    </style:style>
    <style:style style:name="P5" style:family="paragraph" style:parent-style-name="Standard">
      <style:paragraph-properties fo:line-height="200%" fo:text-align="end" style:justify-single-word="false"/>
      <style:text-properties style:font-name="Arial1" fo:font-size="16pt" officeooo:rsid="00053c43" officeooo:paragraph-rsid="00053c43" style:font-size-asian="16pt" style:font-size-complex="16pt"/>
    </style:style>
    <style:style style:name="P6" style:family="paragraph" style:parent-style-name="Standard">
      <style:paragraph-properties fo:line-height="200%" fo:text-align="end" style:justify-single-word="false"/>
      <style:text-properties style:font-name="Arial1" fo:font-size="16pt" officeooo:paragraph-rsid="00042b1e" style:font-size-asian="16pt" style:font-size-complex="16pt"/>
    </style:style>
    <style:style style:name="P7" style:family="paragraph" style:parent-style-name="Preformatted_20_Text">
      <style:paragraph-properties fo:text-align="start" style:justify-single-word="false"/>
      <style:text-properties style:font-name="Arial" fo:font-size="12pt" style:font-size-asian="10.5pt" style:font-size-complex="12pt"/>
    </style:style>
    <style:style style:name="P8" style:family="paragraph" style:parent-style-name="Preformatted_20_Text">
      <style:paragraph-properties fo:text-align="start" style:justify-single-word="false"/>
    </style:style>
    <style:style style:name="P9" style:family="paragraph" style:parent-style-name="Preformatted_20_Text">
      <style:paragraph-properties fo:margin-top="0in" fo:margin-bottom="0.1965in" style:contextual-spacing="false" fo:text-align="start" style:justify-single-word="false"/>
    </style:style>
    <style:style style:name="P10" style:family="paragraph" style:parent-style-name="Preformatted_20_Text">
      <style:paragraph-properties fo:text-align="center" style:justify-single-word="false"/>
      <style:text-properties style:font-name="Arial1" fo:font-size="12pt" style:font-size-asian="12pt" style:font-size-complex="12pt"/>
    </style:style>
    <style:style style:name="P11" style:family="paragraph" style:parent-style-name="Preformatted_20_Text">
      <style:text-properties style:font-name="Arial1" fo:font-size="12pt" style:font-size-asian="12pt" style:font-size-complex="12pt"/>
    </style:style>
    <style:style style:name="P12" style:family="paragraph" style:parent-style-name="Preformatted_20_Text">
      <style:text-properties style:font-name="Arial1" fo:font-size="12pt" officeooo:rsid="009f1336" officeooo:paragraph-rsid="009f1336" style:font-size-asian="12pt" style:font-size-complex="12pt"/>
    </style:style>
    <style:style style:name="P13" style:family="paragraph" style:parent-style-name="Preformatted_20_Text">
      <style:paragraph-properties fo:margin-top="0in" fo:margin-bottom="0.1965in" style:contextual-spacing="false"/>
      <style:text-properties style:font-name="Arial1" fo:font-size="12pt" style:font-size-asian="12pt" style:font-size-complex="12pt"/>
    </style:style>
    <style:style style:name="P14" style:family="paragraph" style:parent-style-name="Standard">
      <style:paragraph-properties fo:line-height="200%" fo:text-align="start" style:justify-single-word="false"/>
      <style:text-properties style:font-name="Arial" fo:font-size="12pt" fo:font-weight="bold" officeooo:rsid="000af8c0" officeooo:paragraph-rsid="000af8c0" style:font-size-asian="10.5pt" style:font-weight-asian="bold" style:font-size-complex="12pt" style:font-weight-complex="bold"/>
    </style:style>
    <style:style style:name="P15" style:family="paragraph" style:parent-style-name="Standard">
      <style:paragraph-properties fo:line-height="200%" fo:text-align="center" style:justify-single-word="false"/>
      <style:text-properties style:font-name="Arial" fo:font-size="12pt" fo:font-weight="bold" officeooo:rsid="001dbff4" officeooo:paragraph-rsid="001dbff4" style:font-size-asian="10.5pt" style:font-weight-asian="bold" style:font-size-complex="12pt" style:font-weight-complex="bold"/>
    </style:style>
    <style:style style:name="P16" style:family="paragraph" style:parent-style-name="Standard">
      <style:paragraph-properties fo:line-height="200%" fo:text-align="start" style:justify-single-word="false"/>
      <style:text-properties style:font-name="Arial" fo:font-size="12pt" fo:font-weight="bold" officeooo:rsid="0089c658" officeooo:paragraph-rsid="0089c658" style:font-size-asian="10.5pt" style:font-weight-asian="bold" style:font-size-complex="12pt" style:font-weight-complex="bold"/>
    </style:style>
    <style:style style:name="P17" style:family="paragraph" style:parent-style-name="Standard">
      <style:paragraph-properties fo:line-height="200%" fo:text-align="start" style:justify-single-word="false"/>
      <style:text-properties style:font-name="Times New Roman1" fo:font-size="12pt" officeooo:rsid="00042b1e" officeooo:paragraph-rsid="00042b1e" style:font-size-asian="10.5pt" style:font-size-complex="12pt"/>
    </style:style>
    <style:style style:name="P18" style:family="paragraph" style:parent-style-name="Standard">
      <style:paragraph-properties fo:line-height="200%" fo:text-align="start" style:justify-single-word="false"/>
      <style:text-properties style:font-name="Times New Roman1" fo:font-size="12pt" officeooo:rsid="00042b1e" officeooo:paragraph-rsid="0043a82d" style:font-size-asian="10.5pt" style:font-size-complex="12pt"/>
    </style:style>
    <style:style style:name="P19" style:family="paragraph" style:parent-style-name="Standard">
      <style:paragraph-properties fo:line-height="200%" fo:text-align="start" style:justify-single-word="false"/>
      <style:text-properties style:font-name="Times New Roman1" officeooo:rsid="00042b1e" officeooo:paragraph-rsid="00a92990"/>
    </style:style>
    <style:style style:name="P20" style:family="paragraph" style:parent-style-name="Standard">
      <style:paragraph-properties fo:margin-top="0in" fo:margin-bottom="0in" style:contextual-spacing="false" fo:line-height="200%" fo:text-align="center" style:justify-single-word="false" fo:orphans="2" fo:widows="2"/>
      <style:text-properties style:font-name="Arial1" fo:font-size="12pt" fo:language="en" fo:country="US" fo:font-weight="normal" officeooo:paragraph-rsid="00940797" style:letter-kerning="false" style:font-name-asian="Calibri1" style:font-size-asian="12pt" style:language-asian="en" style:country-asian="US" style:font-weight-asian="normal" style:font-name-complex="F" style:font-size-complex="12pt" style:language-complex="ar" style:country-complex="SA" style:font-weight-complex="normal"/>
    </style:style>
    <style:style style:name="P21" style:family="paragraph" style:parent-style-name="Table_20_Contents">
      <style:paragraph-properties fo:text-align="center" style:justify-single-word="false"/>
      <style:text-properties style:font-name="Arial" fo:font-size="12pt" style:font-size-asian="10.5pt" style:font-size-complex="12pt"/>
    </style:style>
    <style:style style:name="P22" style:family="paragraph" style:parent-style-name="Table_20_Contents">
      <style:paragraph-properties fo:text-align="center" style:justify-single-word="false"/>
      <style:text-properties style:font-name="Arial1" fo:font-size="12pt" fo:font-weight="normal" officeooo:rsid="009774a9" officeooo:paragraph-rsid="009774a9"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Arial1" fo:font-size="12pt" fo:font-weight="normal"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Arial1" fo:font-size="12pt" fo:font-weight="normal" officeooo:rsid="0099c5c7" officeooo:paragraph-rsid="0099c5c7"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Arial1" fo:font-size="12pt" fo:font-weight="normal" officeooo:rsid="0098537e" officeooo:paragraph-rsid="0098537e"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Arial1" fo:font-size="12pt" officeooo:rsid="00a36c3d" officeooo:paragraph-rsid="00a36c3d" style:font-size-asian="12pt" style:font-size-complex="12pt"/>
    </style:style>
    <style:style style:name="P27" style:family="paragraph" style:parent-style-name="Table_20_Contents">
      <style:paragraph-properties fo:text-align="start" style:justify-single-word="false"/>
      <style:text-properties style:font-name="Arial1" fo:font-size="12pt" officeooo:rsid="00a36c3d" officeooo:paragraph-rsid="00a36c3d" style:font-size-asian="12pt" style:font-size-complex="12pt"/>
    </style:style>
    <style:style style:name="P28" style:family="paragraph" style:parent-style-name="Table_20_Contents">
      <style:paragraph-properties fo:text-align="start" style:justify-single-word="false"/>
      <style:text-properties style:font-name="Arial1" fo:font-size="12pt" officeooo:rsid="00a4c186" officeooo:paragraph-rsid="00a4c186" style:font-size-asian="12pt" style:font-size-complex="12pt"/>
    </style:style>
    <style:style style:name="P29" style:family="paragraph" style:parent-style-name="Table_20_Contents">
      <style:paragraph-properties fo:text-align="start" style:justify-single-word="false"/>
      <style:text-properties style:font-name="Arial1" fo:font-size="12pt" style:font-size-asian="12pt" style:font-size-complex="12pt"/>
    </style:style>
    <style:style style:name="P30" style:family="paragraph" style:parent-style-name="Table_20_Contents">
      <style:paragraph-properties fo:text-align="center" style:justify-single-word="false"/>
      <style:text-properties style:font-name="Arial1" fo:font-size="12pt" officeooo:rsid="009df589" officeooo:paragraph-rsid="009df589" style:font-size-asian="12pt" style:font-size-complex="12pt"/>
    </style:style>
    <style:style style:name="P31" style:family="paragraph" style:parent-style-name="Table_20_Contents">
      <style:paragraph-properties fo:text-align="center" style:justify-single-word="false"/>
      <style:text-properties style:font-name="Arial1" fo:font-size="12pt" style:font-size-asian="12pt" style:font-size-complex="12pt"/>
    </style:style>
    <style:style style:name="P32" style:family="paragraph" style:parent-style-name="Table_20_Contents">
      <style:paragraph-properties fo:text-align="center" style:justify-single-word="false"/>
      <style:text-properties style:font-name="Arial1" fo:font-size="12pt" officeooo:rsid="009a62e3" officeooo:paragraph-rsid="009a62e3" style:font-size-asian="12pt" style:font-size-complex="12pt"/>
    </style:style>
    <style:style style:name="P33" style:family="paragraph" style:parent-style-name="Table_20_Contents">
      <style:paragraph-properties fo:text-align="start" style:justify-single-word="false"/>
      <style:text-properties style:font-name="Arial1" fo:font-size="12pt" officeooo:rsid="009a62e3" officeooo:paragraph-rsid="009a62e3" style:font-size-asian="12pt" style:font-size-complex="12pt"/>
    </style:style>
    <style:style style:name="P34" style:family="paragraph" style:parent-style-name="Text_20_body">
      <loext:graphic-properties draw:fill-gradient-name="gradient" draw:fill-hatch-name="hatch"/>
      <style:paragraph-properties fo:margin-left="0in" fo:margin-right="0in" fo:line-height="200%" fo:text-align="start" style:justify-single-word="false" fo:text-indent="0in" style:auto-text-indent="false"/>
      <style:text-properties officeooo:paragraph-rsid="002aabf5"/>
    </style:style>
    <style:style style:name="P35" style:family="paragraph" style:parent-style-name="Text_20_body">
      <style:paragraph-properties fo:text-align="center" style:justify-single-word="false"/>
      <style:text-properties style:font-name="Arial1" fo:font-size="12pt" fo:font-weight="normal" style:font-size-asian="12pt" style:font-weight-asian="normal" style:font-size-complex="12pt" style:font-weight-complex="normal"/>
    </style:style>
    <style:style style:name="T1" style:family="text">
      <style:text-properties fo:font-size="16pt" style:font-size-asian="16pt" style:font-size-complex="16pt"/>
    </style:style>
    <style:style style:name="T2" style:family="text">
      <style:text-properties fo:font-size="16pt" officeooo:rsid="00042b1e" style:font-size-asian="16pt" style:font-size-complex="16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bold" officeooo:rsid="004c91a3" style:font-size-asian="16pt" style:font-weight-asian="bold" style:font-size-complex="16pt" style:font-weight-complex="bold"/>
    </style:style>
    <style:style style:name="T5" style:family="text">
      <style:text-properties officeooo:rsid="001ca60a"/>
    </style:style>
    <style:style style:name="T6" style:family="text">
      <style:text-properties fo:font-style="italic"/>
    </style:style>
    <style:style style:name="T7" style:family="text">
      <style:text-properties officeooo:rsid="00201bac"/>
    </style:style>
    <style:style style:name="T8" style:family="text">
      <style:text-properties officeooo:rsid="003678e5"/>
    </style:style>
    <style:style style:name="T9" style:family="text">
      <style:text-properties officeooo:rsid="0039ca63"/>
    </style:style>
    <style:style style:name="T10" style:family="text">
      <style:text-properties officeooo:rsid="003af2e7"/>
    </style:style>
    <style:style style:name="T11" style:family="text">
      <style:text-properties officeooo:rsid="003c6a85"/>
    </style:style>
    <style:style style:name="T12" style:family="text">
      <style:text-properties officeooo:rsid="004044f3"/>
    </style:style>
    <style:style style:name="T13" style:family="text">
      <style:text-properties officeooo:rsid="00491908"/>
    </style:style>
    <style:style style:name="T14" style:family="text">
      <style:text-properties officeooo:rsid="004af336"/>
    </style:style>
    <style:style style:name="T15" style:family="text">
      <style:text-properties officeooo:rsid="005c1c1c"/>
    </style:style>
    <style:style style:name="T16" style:family="text">
      <style:text-properties officeooo:rsid="005fea90"/>
    </style:style>
    <style:style style:name="T17" style:family="text">
      <style:text-properties officeooo:rsid="0062d7e4"/>
    </style:style>
    <style:style style:name="T18" style:family="text">
      <style:text-properties officeooo:rsid="0063813e"/>
    </style:style>
    <style:style style:name="T19" style:family="text">
      <style:text-properties officeooo:rsid="0064c666"/>
    </style:style>
    <style:style style:name="T20" style:family="text">
      <style:text-properties officeooo:rsid="00665c6c"/>
    </style:style>
    <style:style style:name="T21" style:family="text">
      <style:text-properties officeooo:rsid="0068c84f"/>
    </style:style>
    <style:style style:name="T22" style:family="text">
      <style:text-properties officeooo:rsid="006aa29c"/>
    </style:style>
    <style:style style:name="T23" style:family="text">
      <style:text-properties officeooo:rsid="006c9861"/>
    </style:style>
    <style:style style:name="T24" style:family="text">
      <style:text-properties officeooo:rsid="006d8bac"/>
    </style:style>
    <style:style style:name="T25" style:family="text">
      <style:text-properties officeooo:rsid="006fcc5a"/>
    </style:style>
    <style:style style:name="T26" style:family="text">
      <style:text-properties officeooo:rsid="00713fa4"/>
    </style:style>
    <style:style style:name="T27" style:family="text">
      <style:text-properties fo:font-size="12pt" style:font-size-asian="10.5pt" style:font-size-complex="12pt"/>
    </style:style>
    <style:style style:name="T28" style:family="text">
      <style:text-properties fo:font-size="12pt" officeooo:rsid="00851736" style:font-size-asian="10.5pt" style:font-size-complex="12pt"/>
    </style:style>
    <style:style style:name="T29" style:family="text">
      <style:text-properties fo:font-size="12pt" officeooo:rsid="0086dde5" style:font-size-asian="10.5pt" style:font-size-complex="12pt"/>
    </style:style>
    <style:style style:name="T30" style:family="text">
      <style:text-properties fo:font-size="12pt" officeooo:rsid="008cb636" style:font-size-asian="10.5pt" style:font-size-complex="12pt"/>
    </style:style>
    <style:style style:name="T31" style:family="text">
      <style:text-properties fo:font-size="12pt" officeooo:rsid="008e615f" style:font-size-asian="10.5pt" style:font-size-complex="12pt"/>
    </style:style>
    <style:style style:name="T32" style:family="text">
      <style:text-properties fo:font-size="12pt" officeooo:rsid="008f8966" style:font-size-asian="10.5pt" style:font-size-complex="12pt"/>
    </style:style>
    <style:style style:name="T33" style:family="text">
      <style:text-properties fo:font-size="12pt" officeooo:rsid="0090ef5d" style:font-size-asian="10.5pt" style:font-size-complex="12pt"/>
    </style:style>
    <style:style style:name="T34" style:family="text">
      <style:text-properties fo:font-size="12pt" officeooo:rsid="0092188d" style:font-size-asian="10.5pt" style:font-size-complex="12pt"/>
    </style:style>
    <style:style style:name="T35" style:family="text">
      <style:text-properties fo:font-size="12pt" officeooo:rsid="00a92990" style:font-size-asian="10.5pt" style:font-size-complex="12pt"/>
    </style:style>
    <style:style style:name="T36" style:family="text">
      <style:text-properties fo:font-size="12pt" officeooo:rsid="00b42b20" style:font-size-asian="10.5pt" style:font-size-complex="12pt"/>
    </style:style>
    <style:style style:name="T37" style:family="text">
      <style:text-properties fo:font-size="12pt" officeooo:rsid="00b4c3fa" style:font-size-asian="10.5pt" style:font-size-complex="12pt"/>
    </style:style>
    <style:style style:name="T38" style:family="text">
      <style:text-properties fo:font-size="12pt" officeooo:rsid="00b84527" style:font-size-asian="10.5pt" style:font-size-complex="12pt"/>
    </style:style>
    <style:style style:name="T39" style:family="text">
      <style:text-properties officeooo:rsid="0076d036"/>
    </style:style>
    <style:style style:name="T40" style:family="text">
      <style:text-properties officeooo:rsid="007704af"/>
    </style:style>
    <style:style style:name="T41" style:family="text">
      <style:text-properties officeooo:rsid="0077d687"/>
    </style:style>
    <style:style style:name="T42" style:family="text">
      <style:text-properties officeooo:rsid="007b37bf"/>
    </style:style>
    <style:style style:name="T43" style:family="text">
      <style:text-properties officeooo:rsid="00877706"/>
    </style:style>
    <style:style style:name="T44" style:family="text">
      <style:text-properties officeooo:rsid="00883c46"/>
    </style:style>
    <style:style style:name="T45" style:family="text">
      <style:text-properties officeooo:rsid="008a8476"/>
    </style:style>
    <style:style style:name="T46" style:family="text">
      <style:text-properties style:font-size-asian="12pt"/>
    </style:style>
    <style:style style:name="T47" style:family="text">
      <style:text-properties officeooo:rsid="00959035"/>
    </style:style>
    <style:style style:name="T48" style:family="text">
      <style:text-properties officeooo:rsid="009df589"/>
    </style:style>
    <style:style style:name="T49" style:family="text">
      <style:text-properties officeooo:rsid="00a07edd"/>
    </style:style>
    <style:style style:name="T50" style:family="text">
      <style:text-properties officeooo:rsid="00a25273"/>
    </style:style>
    <style:style style:name="T51" style:family="text">
      <style:text-properties style:font-name="Arial1"/>
    </style:style>
    <style:style style:name="T52" style:family="text">
      <style:text-properties style:font-name="Arial1" style:font-size-asian="12pt"/>
    </style:style>
    <style:style style:name="T53" style:family="text">
      <style:text-properties style:font-name="Arial1" fo:font-size="12pt" style:font-size-asian="12pt" style:font-size-complex="12pt"/>
    </style:style>
    <style:style style:name="T54" style:family="text">
      <style:text-properties officeooo:rsid="00ae544c"/>
    </style:style>
    <style:style style:name="T55" style:family="text">
      <style:text-properties officeooo:rsid="00b066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Go</text:span><text:span text:style-name="T3"> Language Report</text:span></text:p>
      <text:p text:style-name="P5">Jeremiah Webb</text:p>
      <text:p text:style-name="P6">Em<text:span text:style-name="T5">b</text:span>ry-Riddle Aeronautical University, CS332</text:p>
      <text:p text:style-name="P4"><text:span text:style-name="T1">Fall </text:span><text:span text:style-name="T2">2022</text:span></text:p>
      <text:p text:style-name="P3"/>
      <text:p text:style-name="P3"/>
      <text:p text:style-name="P3"/>
      <text:p text:style-name="P3"/>
      <text:p text:style-name="P3"/>
      <text:p text:style-name="P3"/>
      <text:p text:style-name="P3"/>
      <text:p text:style-name="P3"/>
      <text:p text:style-name="P3"/>
      <text:p text:style-name="P3"/>
      <text:p text:style-name="P2"/>
      <text:p text:style-name="P3"/>
      <text:p text:style-name="P3"/>
      <text:p text:style-name="P3"/>
      <text:p text:style-name="P17"><text:soft-page-break/><text:tab/>Google developed <text:span text:style-name="T13">G</text:span><text:span text:style-name="T14">o</text:span> <text:span text:style-name="T9">in 2007</text:span>, which is a multi-paradigm language, however, it is used primarily as a procedural language, however, it can also support object-oriented programming, functional programming, and concurrent programming. <text:span text:style-name="T8">Google software engineers wanted to create a dependable, efficient programming language with the simplicity of Python but statically typed, explicit </text:span><text:span text:style-name="T10">and compiled </text:span><text:span text:style-name="T11">into machine code,</text:span><text:span text:style-name="T8"> like C. </text:span></text:p>
      <text:p text:style-name="P18"><text:tab/>The Go programming language gets its roots from Ken Thompson, the inventor of the B &amp; C programming languages. Its initial public 1.0 release was in 2012 and is currently maintained by Google. It takes lessons from more famous languages such as Python, C++, and C to ensure ease of use in “memory safety, portability, and quick compilation” (Doxsey, 2016). With the promise of compatibility using newer versions of Go, nearly all programs written in older versions will be able to compile and run. As more and more multicore processors are being developed and used today in consumer products, Go’s unique “goroutine” is capable of “running concurrently with other functions”(Doxsey, 2016). <text:span text:style-name="T42">Thus, Go is Google’s answer to the ever demanding programing language competition.</text:span></text:p>
      <text:p text:style-name="P18"><text:tab/><text:span text:style-name="T15">The main communities that use the Go programming language are web developers, cloud software developers, and </text:span><text:span text:style-name="T16">cybersecurity </text:span><text:span text:style-name="T17">engineers. </text:span><text:span text:style-name="T18">These communities benefit from its “automatic garbage collection, compilation and execution speeds, and no virtual machine needed” (Doxsey,2016). </text:span><text:span text:style-name="T19">Go’s ability to be compiled and ran quickly makes it a top choice within cloud developers, as Amazon Web Services made it a popular choice for it’s Lambda service, where one can </text:span><text:span text:style-name="T20">run </text:span><text:span text:style-name="T21">written</text:span><text:span text:style-name="T20"> code inside the “cloud”. </text:span><text:span text:style-name="T22">Additionally, t</text:span><text:span text:style-name="T12">he language is famously known for its use in container services, such as Docker and Kubernetes. </text:span><text:span text:style-name="T23">Both technologies are used in cloud development and web development for </text:span><text:span text:style-name="T24">computer </text:span><text:span text:style-name="T23">auto balancing and data processing. </text:span><text:span text:style-name="T25">Furthermore, Go just released in 2022 the use of generics in its functions, which allow for </text:span><text:span text:style-name="T26">generic code for parameterized types. </text:span><text:span text:style-name="T39">Additionally, communities enjoy </text:span><text:soft-page-break/><text:span text:style-name="T39">the “gofmt” tool for static code analysis. </text:span><text:span text:style-name="T40">Go will not compile if “not using declared variables and importing unused packages”. </text:span><text:span text:style-name="T41">Likewise, embedded developers can enjoy the use of Go’s pointer system, where developers can access memory manually </text:span><text:span text:style-name="T43">for embedded applications tha</text:span><text:span text:style-name="T44">t</text:span><text:span text:style-name="T43"> can compete with Rust and C/C++. </text:span></text:p>
      <text:p text:style-name="P19"><text:span text:style-name="T27"><text:tab/></text:span><text:span text:style-name="T28">In contrast, however, there are some valid criticisms of Go. </text:span><text:span text:style-name="T29">T</text:span><text:span text:style-name="T28">here is a lack of runtime safety and error-handling abilities for a developer. Due to no try, catch, statements, there can be repeated code. In addition, Go has no immutability declarations for variables, developers can accidentally overwrite a value that is to be constant and vice versa. Go is relatively new, and generics were just now released </text:span><text:span text:style-name="T30">in 2022</text:span><text:span text:style-name="T28">, this can cause an issue for </text:span><text:span text:style-name="T35">refactoring</text:span><text:span text:style-name="T28"> of code. </text:span><text:span text:style-name="T31">Moreover,</text:span><text:span text:style-name="T28"> </text:span><text:span text:style-name="T31">w</text:span><text:span text:style-name="T28">ith the ability to return multiple items in a function, one can return a specific error, however, a developer will have to explicitly check that the error does not exist in the return data </text:span><text:span text:style-name="T32">and have to handle that error. </text:span><text:span text:style-name="T33">A developer can simply assume there was no error and then proceed with the program, </text:span><text:span text:style-name="T34">this can cause </text:span><text:span text:style-name="T37">unhand</text:span><text:span text:style-name="T38">l</text:span><text:span text:style-name="T37">ed </text:span><text:span text:style-name="T34">runtime error</text:span><text:span text:style-name="T36">s.</text:span></text:p>
      <text:p text:style-name="P16">Syntax <text:span text:style-name="T45">Table</text:span></text:p>
      <table:table table:name="Syntax" table:style-name="Syntax">
        <table:table-column table:style-name="Syntax.A"/>
        <table:table-column table:style-name="Syntax.B"/>
        <table:table-column table:style-name="Syntax.C"/>
        <table:table-row>
          <table:table-cell table:style-name="Syntax.A1" office:value-type="string">
            <text:p text:style-name="P20">Declaration</text:p>
          </table:table-cell>
          <table:table-cell table:style-name="Syntax.A1" office:value-type="string">
            <text:p text:style-name="P23">Unsigned 8-bit integers</text:p>
          </table:table-cell>
          <table:table-cell table:style-name="Syntax.A1" office:value-type="string">
            <text:p text:style-name="P23">uint8</text:p>
          </table:table-cell>
        </table:table-row>
        <table:table-row>
          <table:table-cell table:style-name="Syntax.A1" office:value-type="string">
            <text:p text:style-name="P23"/>
          </table:table-cell>
          <table:table-cell table:style-name="Syntax.A1" office:value-type="string">
            <text:p text:style-name="P23">Unsigned 16-bit integers</text:p>
          </table:table-cell>
          <table:table-cell table:style-name="Syntax.A1" office:value-type="string">
            <text:p text:style-name="P23">uint16</text:p>
          </table:table-cell>
        </table:table-row>
        <table:table-row>
          <table:table-cell table:style-name="Syntax.A1" office:value-type="string">
            <text:p text:style-name="P23"/>
          </table:table-cell>
          <table:table-cell table:style-name="Syntax.A1" office:value-type="string">
            <text:p text:style-name="P23">Unsigned 32-bit integers</text:p>
          </table:table-cell>
          <table:table-cell table:style-name="Syntax.A1" office:value-type="string">
            <text:p text:style-name="P23">uint32</text:p>
          </table:table-cell>
        </table:table-row>
        <table:table-row>
          <table:table-cell table:style-name="Syntax.A1" office:value-type="string">
            <text:p text:style-name="P23"/>
          </table:table-cell>
          <table:table-cell table:style-name="Syntax.A1" office:value-type="string">
            <text:p text:style-name="P23">Unsigned 64-bit integers</text:p>
          </table:table-cell>
          <table:table-cell table:style-name="Syntax.A1" office:value-type="string">
            <text:p text:style-name="P35">uint64</text:p>
            <text:p text:style-name="P23"/>
          </table:table-cell>
        </table:table-row>
        <table:table-row>
          <table:table-cell table:style-name="Syntax.A1" office:value-type="string">
            <text:p text:style-name="P23"/>
          </table:table-cell>
          <table:table-cell table:style-name="Syntax.A1" office:value-type="string">
            <text:p text:style-name="P23">Signed 8-bit integers</text:p>
          </table:table-cell>
          <table:table-cell table:style-name="Syntax.A1" office:value-type="string">
            <text:p text:style-name="P23">int8</text:p>
          </table:table-cell>
        </table:table-row>
        <table:table-row>
          <table:table-cell table:style-name="Syntax.A1" office:value-type="string">
            <text:p text:style-name="P23"/>
          </table:table-cell>
          <table:table-cell table:style-name="Syntax.A1" office:value-type="string">
            <text:p text:style-name="P23">Signed 16-bit integers</text:p>
          </table:table-cell>
          <table:table-cell table:style-name="Syntax.A1" office:value-type="string">
            <text:p text:style-name="P23">int16</text:p>
          </table:table-cell>
        </table:table-row>
        <table:table-row>
          <table:table-cell table:style-name="Syntax.A1" office:value-type="string">
            <text:p text:style-name="P23"/>
          </table:table-cell>
          <table:table-cell table:style-name="Syntax.A1" office:value-type="string">
            <text:p text:style-name="P23">Signed 32-bit integers</text:p>
          </table:table-cell>
          <table:table-cell table:style-name="Syntax.A1" office:value-type="string">
            <text:p text:style-name="P23">int32</text:p>
          </table:table-cell>
        </table:table-row>
        <table:table-row>
          <table:table-cell table:style-name="Syntax.A1" office:value-type="string">
            <text:p text:style-name="P23"/>
          </table:table-cell>
          <table:table-cell table:style-name="Syntax.A1" office:value-type="string">
            <text:p text:style-name="P23">Signed 64-bit integers</text:p>
          </table:table-cell>
          <table:table-cell table:style-name="Syntax.A1" office:value-type="string">
            <text:p text:style-name="P23">int64</text:p>
          </table:table-cell>
        </table:table-row>
        <table:table-row>
          <table:table-cell table:style-name="Syntax.A1" office:value-type="string">
            <text:p text:style-name="P23"/>
          </table:table-cell>
          <table:table-cell table:style-name="Syntax.A1" office:value-type="string">
            <text:p text:style-name="P23">IEEE-754 32-bit floating-point numbers</text:p>
          </table:table-cell>
          <table:table-cell table:style-name="Syntax.A1" office:value-type="string">
            <text:p text:style-name="P23">float32</text:p>
          </table:table-cell>
        </table:table-row>
        <table:table-row>
          <table:table-cell table:style-name="Syntax.A1" office:value-type="string">
            <text:p text:style-name="P23"/>
          </table:table-cell>
          <table:table-cell table:style-name="Syntax.A1" office:value-type="string">
            <text:p text:style-name="P35">IEEE-754 64-bit floating-point numbers</text:p>
            <text:p text:style-name="P23"/>
          </table:table-cell>
          <table:table-cell table:style-name="Syntax.A1" office:value-type="string">
            <text:p text:style-name="P23">float64</text:p>
          </table:table-cell>
        </table:table-row>
        <table:table-row>
          <table:table-cell table:style-name="Syntax.A1" office:value-type="string">
            <text:p text:style-name="P23"/>
          </table:table-cell>
          <table:table-cell table:style-name="Syntax.A1" office:value-type="string">
            <text:p text:style-name="P35">Complex numbers with float32 real <text:span text:style-name="T47">&amp;</text:span> imaginary parts</text:p>
            <text:p text:style-name="P23"/>
          </table:table-cell>
          <table:table-cell table:style-name="Syntax.A1" office:value-type="string">
            <text:p text:style-name="P23">complex64</text:p>
          </table:table-cell>
        </table:table-row>
        <table:table-row table:style-name="Syntax.12">
          <table:table-cell table:style-name="Syntax.A1" office:value-type="string">
            <text:p text:style-name="P23"/>
          </table:table-cell>
          <table:table-cell table:style-name="Syntax.A1" office:value-type="string">
            <text:p text:style-name="P35">Complex numbers with float64 real <text:span text:style-name="T47">&amp;</text:span> imaginary parts</text:p>
            <text:p text:style-name="P22"/>
          </table:table-cell>
          <table:table-cell table:style-name="Syntax.A1" office:value-type="string">
            <text:p text:style-name="P23">complex128</text:p>
          </table:table-cell>
        </table:table-row>
        <table:table-row>
          <table:table-cell table:style-name="Syntax.A1" office:value-type="string">
            <text:p text:style-name="P23"/>
          </table:table-cell>
          <table:table-cell table:style-name="Syntax.A1" office:value-type="string">
            <text:p text:style-name="P22">String</text:p>
          </table:table-cell>
          <table:table-cell table:style-name="Syntax.A1" office:value-type="string">
            <text:p text:style-name="P22">String</text:p>
          </table:table-cell>
        </table:table-row>
        <text:soft-page-break/>
        <table:table-row>
          <table:table-cell table:style-name="Syntax.A1" office:value-type="string">
            <text:p text:style-name="P25">Assignment</text:p>
          </table:table-cell>
          <table:table-cell table:style-name="Syntax.A1" office:value-type="string">
            <text:p text:style-name="P24">-&gt;</text:p>
          </table:table-cell>
          <table:table-cell table:style-name="Syntax.A1" office:value-type="string">
            <text:p text:style-name="P24">var name datatype = value</text:p>
          </table:table-cell>
        </table:table-row>
        <table:table-row>
          <table:table-cell table:style-name="Syntax.A1" office:value-type="string">
            <text:p text:style-name="P32">Selection</text:p>
          </table:table-cell>
          <table:table-cell table:style-name="Syntax.A1" office:value-type="string">
            <text:p text:style-name="P32">IF</text:p>
          </table:table-cell>
          <table:table-cell table:style-name="Syntax.A1" office:value-type="string">
            <text:p text:style-name="P33">If condition {</text:p>
            <text:p text:style-name="P33">code</text:p>
            <text:p text:style-name="P33">} else if condition {</text:p>
            <text:p text:style-name="P33">code</text:p>
            <text:p text:style-name="P33">} else {</text:p>
            <text:p text:style-name="P33">code</text:p>
            <text:p text:style-name="P33">}</text:p>
          </table:table-cell>
        </table:table-row>
        <table:table-row>
          <table:table-cell table:style-name="Syntax.A1" office:value-type="string">
            <text:p text:style-name="P31"/>
          </table:table-cell>
          <table:table-cell table:style-name="Syntax.A1" office:value-type="string">
            <text:p text:style-name="P30">Select Case Pattern Match <text:span text:style-name="T49">(Switc</text:span><text:span text:style-name="T50">h</text:span><text:span text:style-name="T49">)</text:span></text:p>
          </table:table-cell>
          <table:table-cell table:style-name="Syntax.A1" office:value-type="string">
            <text:p text:style-name="P10"><text:span text:style-name="T55">s</text:span>witch i {</text:p>
            <text:p text:style-name="P11">case <text:span text:style-name="T48">x</text:span>: <text:span text:style-name="T48">code</text:span></text:p>
            <text:p text:style-name="P12">case y: code</text:p>
            <text:p text:style-name="P11">default: <text:span text:style-name="T48">code</text:span> </text:p>
            <text:p text:style-name="P13">}</text:p>
            <text:p text:style-name="P31"/>
          </table:table-cell>
        </table:table-row>
        <table:table-row>
          <table:table-cell table:style-name="Syntax.A1" office:value-type="string">
            <text:p text:style-name="P26">Repetition</text:p>
          </table:table-cell>
          <table:table-cell table:style-name="Syntax.A1" office:value-type="string">
            <text:p text:style-name="P26">WHILE</text:p>
            <text:p text:style-name="P26">(Go does not have a dedicated keyword for While)</text:p>
          </table:table-cell>
          <table:table-cell table:style-name="Syntax.A1" office:value-type="string">
            <text:p text:style-name="P7"><text:span text:style-name="Source_20_Text"><text:span text:style-name="T52">for condition {</text:span></text:span></text:p>
            <text:p text:style-name="P8"><text:span text:style-name="Source_20_Text"><text:span text:style-name="T53"><text:s text:c="3"/>code</text:span></text:span></text:p>
            <text:p text:style-name="P9"><text:span text:style-name="Source_20_Text"><text:span text:style-name="T53">}</text:span></text:span></text:p>
            <text:p text:style-name="P29"/>
          </table:table-cell>
        </table:table-row>
        <table:table-row>
          <table:table-cell table:style-name="Syntax.A1" office:value-type="string">
            <text:p text:style-name="P31"/>
          </table:table-cell>
          <table:table-cell table:style-name="Syntax.A1" office:value-type="string">
            <text:p text:style-name="P26">FOR</text:p>
          </table:table-cell>
          <table:table-cell table:style-name="Syntax.A1" office:value-type="string">
            <text:p text:style-name="P27">For variable; condition; increment{</text:p>
            <text:p text:style-name="P28">code</text:p>
            <text:p text:style-name="P27">}</text:p>
          </table:table-cell>
        </table:table-row>
        <table:table-row>
          <table:table-cell table:style-name="Syntax.A1" office:value-type="string">
            <text:p text:style-name="P31"/>
          </table:table-cell>
          <table:table-cell table:style-name="Syntax.A1" office:value-type="string">
            <text:p text:style-name="P26">Infinite loop</text:p>
          </table:table-cell>
          <table:table-cell table:style-name="Syntax.A1" office:value-type="string">
            <text:p text:style-name="P27">For {</text:p>
            <text:p text:style-name="P27">}</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Works Cited</text:p>
      <text:p text:style-name="P34">Doxsey, C. (2016). <text:span text:style-name="T6">Introduction to Programming in Go</text:span>. O'Reilly Media. </text:p>
      <text:p text:style-name="P34"><text:span text:style-name="T7"><text:tab/>(ISBN-13: </text:span>9781478355823<text:span text:style-name="T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text-indent="-0.5in" style:auto-text-indent="false">
        <style:tab-stops/>
      </style:paragraph-properties>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14pt" fo:font-weight="bold" officeooo:rsid="0007cd84" officeooo:paragraph-rsid="0007cd84" style:font-size-asian="14pt" style:font-weight-asian="bold" style:font-size-complex="14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S332: Report 1: Turing Computable Language</text:p>
      </style:header>
      <style:header-first>
        <text:p text:style-name="MP1"/>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7T16:45:52.246556935</meta:creation-date>
    <meta:generator>LibreOffice/7.4.3.2$Linux_X86_64 LibreOffice_project/40$Build-2</meta:generator>
    <dc:date>2022-12-07T18:55:58.255001288</dc:date>
    <meta:editing-duration>PT2H6M29S</meta:editing-duration>
    <meta:editing-cycles>150</meta:editing-cycles>
    <meta:document-statistic meta:table-count="1" meta:image-count="0" meta:object-count="0" meta:page-count="5" meta:paragraph-count="71" meta:word-count="665" meta:character-count="4249" meta:non-whitespace-character-count="3643"/>
  </office:meta>
</office:document-meta>
</file>